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ateTimeFormatterFactoryBean.afterProperties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eTimeFormatterFactoryBean.isSinglet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eTimeFormatterFactoryBean.getObje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eTimeFormatterFactoryBean.getObjec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